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20483">
            <text:p>0.000020483</text:p>
          </table:table-cell>
          <table:table-cell office:value-type="float" office:value="0.00000812">
            <text:p>0.00000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655">
            <text:p>0.000003655</text:p>
          </table:table-cell>
          <table:table-cell office:value-type="float" office:value="0.000004649">
            <text:p>0.0000046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261">
            <text:p>0.000003261</text:p>
          </table:table-cell>
          <table:table-cell office:value-type="float" office:value="0.000004323">
            <text:p>0.0000043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83">
            <text:p>0.000003183</text:p>
          </table:table-cell>
          <table:table-cell office:value-type="float" office:value="0.000004268">
            <text:p>0.0000042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57">
            <text:p>0.000003157</text:p>
          </table:table-cell>
          <table:table-cell office:value-type="float" office:value="0.000004198">
            <text:p>0.0000041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73">
            <text:p>0.000003173</text:p>
          </table:table-cell>
          <table:table-cell office:value-type="float" office:value="0.000004212">
            <text:p>0.0000042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861">
            <text:p>0.000003861</text:p>
          </table:table-cell>
          <table:table-cell office:value-type="float" office:value="0.000004443">
            <text:p>0.0000044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211">
            <text:p>0.000003211</text:p>
          </table:table-cell>
          <table:table-cell office:value-type="float" office:value="0.000004306">
            <text:p>0.0000043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213">
            <text:p>0.000003213</text:p>
          </table:table-cell>
          <table:table-cell office:value-type="float" office:value="0.000004268">
            <text:p>0.0000042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91">
            <text:p>0.000003191</text:p>
          </table:table-cell>
          <table:table-cell office:value-type="float" office:value="0.000004289">
            <text:p>0.0000042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827">
            <text:p>0.000009827</text:p>
          </table:table-cell>
          <table:table-cell office:value-type="float" office:value="0.000012262">
            <text:p>0.0000122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8843">
            <text:p>0.000008843</text:p>
          </table:table-cell>
          <table:table-cell office:value-type="float" office:value="0.000011762">
            <text:p>0.0000117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798">
            <text:p>0.000009798</text:p>
          </table:table-cell>
          <table:table-cell office:value-type="float" office:value="0.000011901">
            <text:p>0.0000119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911">
            <text:p>0.000009911</text:p>
          </table:table-cell>
          <table:table-cell office:value-type="float" office:value="0.000011785">
            <text:p>0.0000117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8917">
            <text:p>0.000008917</text:p>
          </table:table-cell>
          <table:table-cell office:value-type="float" office:value="0.000011612">
            <text:p>0.0000116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657">
            <text:p>0.000009657</text:p>
          </table:table-cell>
          <table:table-cell office:value-type="float" office:value="0.000011691">
            <text:p>0.0000116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957">
            <text:p>0.000009957</text:p>
          </table:table-cell>
          <table:table-cell office:value-type="float" office:value="0.000011737">
            <text:p>0.0000117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466">
            <text:p>0.000009466</text:p>
          </table:table-cell>
          <table:table-cell office:value-type="float" office:value="0.000011937">
            <text:p>0.0000119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8882">
            <text:p>0.000008882</text:p>
          </table:table-cell>
          <table:table-cell office:value-type="float" office:value="0.000011825">
            <text:p>0.0000118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10191">
            <text:p>0.000010191</text:p>
          </table:table-cell>
          <table:table-cell office:value-type="float" office:value="0.000011819">
            <text:p>0.0000118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7771">
            <text:p>0.000027771</text:p>
          </table:table-cell>
          <table:table-cell office:value-type="float" office:value="0.000036603">
            <text:p>0.0000366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418">
            <text:p>0.000026418</text:p>
          </table:table-cell>
          <table:table-cell office:value-type="float" office:value="0.000034966">
            <text:p>0.0000349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165">
            <text:p>0.000026165</text:p>
          </table:table-cell>
          <table:table-cell office:value-type="float" office:value="0.0000344">
            <text:p>0.00003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9643">
            <text:p>0.000029643</text:p>
          </table:table-cell>
          <table:table-cell office:value-type="float" office:value="0.00003579">
            <text:p>0.000035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7859">
            <text:p>0.000027859</text:p>
          </table:table-cell>
          <table:table-cell office:value-type="float" office:value="0.000034915">
            <text:p>0.0000349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987">
            <text:p>0.000026987</text:p>
          </table:table-cell>
          <table:table-cell office:value-type="float" office:value="0.000034554">
            <text:p>0.0000345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56767">
            <text:p>0.000056767</text:p>
          </table:table-cell>
          <table:table-cell office:value-type="float" office:value="0.000035382">
            <text:p>0.0000353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446">
            <text:p>0.000026446</text:p>
          </table:table-cell>
          <table:table-cell office:value-type="float" office:value="0.000059015">
            <text:p>0.0000590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788">
            <text:p>0.000026788</text:p>
          </table:table-cell>
          <table:table-cell office:value-type="float" office:value="0.000034675">
            <text:p>0.0000346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8627">
            <text:p>0.000028627</text:p>
          </table:table-cell>
          <table:table-cell office:value-type="float" office:value="0.000034663">
            <text:p>0.0000346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91007">
            <text:p>0.000091007</text:p>
          </table:table-cell>
          <table:table-cell office:value-type="float" office:value="0.000113717">
            <text:p>0.0001137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273">
            <text:p>0.000085273</text:p>
          </table:table-cell>
          <table:table-cell office:value-type="float" office:value="0.000111491">
            <text:p>0.0001114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908">
            <text:p>0.000085908</text:p>
          </table:table-cell>
          <table:table-cell office:value-type="float" office:value="0.000111673">
            <text:p>0.0001116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6828">
            <text:p>0.000086828</text:p>
          </table:table-cell>
          <table:table-cell office:value-type="float" office:value="0.00011064">
            <text:p>0.0001106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32">
            <text:p>0.00008532</text:p>
          </table:table-cell>
          <table:table-cell office:value-type="float" office:value="0.000111798">
            <text:p>0.0001117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173">
            <text:p>0.000085173</text:p>
          </table:table-cell>
          <table:table-cell office:value-type="float" office:value="0.000110966">
            <text:p>0.0001109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712">
            <text:p>0.000085712</text:p>
          </table:table-cell>
          <table:table-cell office:value-type="float" office:value="0.000132698">
            <text:p>0.0001326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623">
            <text:p>0.00008623</text:p>
          </table:table-cell>
          <table:table-cell office:value-type="float" office:value="0.000077562">
            <text:p>0.0000775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46284">
            <text:p>0.000046284</text:p>
          </table:table-cell>
          <table:table-cell office:value-type="float" office:value="0.000126019">
            <text:p>0.0001260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092">
            <text:p>0.000085092</text:p>
          </table:table-cell>
          <table:table-cell office:value-type="float" office:value="0.000122557">
            <text:p>0.0001225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3023">
            <text:p>0.000323023</text:p>
          </table:table-cell>
          <table:table-cell office:value-type="float" office:value="0.000201761">
            <text:p>0.0002017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5063">
            <text:p>0.000325063</text:p>
          </table:table-cell>
          <table:table-cell office:value-type="float" office:value="0.000365144">
            <text:p>0.0003651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405362">
            <text:p>0.000405362</text:p>
          </table:table-cell>
          <table:table-cell office:value-type="float" office:value="0.000399341">
            <text:p>0.0003993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101911">
            <text:p>0.00101911</text:p>
          </table:table-cell>
          <table:table-cell office:value-type="float" office:value="0.000432184">
            <text:p>0.0004321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4691">
            <text:p>0.000324691</text:p>
          </table:table-cell>
          <table:table-cell office:value-type="float" office:value="0.000385947">
            <text:p>0.0003859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">
            <text:p>0</text:p>
          </table:table-cell>
          <table:table-cell office:value-type="float" office:value="0.000227344">
            <text:p>0.0002273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36038">
            <text:p>0.000336038</text:p>
          </table:table-cell>
          <table:table-cell office:value-type="float" office:value="0.000396945">
            <text:p>0.0003969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01336">
            <text:p>0.000301336</text:p>
          </table:table-cell>
          <table:table-cell office:value-type="float" office:value="0.000792921">
            <text:p>0.0007929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6759">
            <text:p>0.000326759</text:p>
          </table:table-cell>
          <table:table-cell office:value-type="float" office:value="0.000392541">
            <text:p>0.0003925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31098">
            <text:p>0.000331098</text:p>
          </table:table-cell>
          <table:table-cell office:value-type="float" office:value="0.000386041">
            <text:p>0.0003860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89702">
            <text:p>0.00189702</text:p>
          </table:table-cell>
          <table:table-cell office:value-type="float" office:value="0.00148977">
            <text:p>0.00148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27313">
            <text:p>0.00127313</text:p>
          </table:table-cell>
          <table:table-cell office:value-type="float" office:value="0.00148537">
            <text:p>0.001485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240191">
            <text:p>0.00240191</text:p>
          </table:table-cell>
          <table:table-cell office:value-type="float" office:value="0.00170011">
            <text:p>0.001700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28396">
            <text:p>0.00128396</text:p>
          </table:table-cell>
          <table:table-cell office:value-type="float" office:value="0.00152072">
            <text:p>0.001520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02827">
            <text:p>0.00102827</text:p>
          </table:table-cell>
          <table:table-cell office:value-type="float" office:value="0.00218247">
            <text:p>0.002182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52604">
            <text:p>0.00152604</text:p>
          </table:table-cell>
          <table:table-cell office:value-type="float" office:value="0.00250944">
            <text:p>0.002509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29905">
            <text:p>0.00129905</text:p>
          </table:table-cell>
          <table:table-cell office:value-type="float" office:value="0.00146852">
            <text:p>0.0014685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35648">
            <text:p>0.00135648</text:p>
          </table:table-cell>
          <table:table-cell office:value-type="float" office:value="0.0014637">
            <text:p>0.00146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18203">
            <text:p>0.00118203</text:p>
          </table:table-cell>
          <table:table-cell office:value-type="float" office:value="0.00196316">
            <text:p>0.001963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0841894">
            <text:p>0.000841894</text:p>
          </table:table-cell>
          <table:table-cell office:value-type="float" office:value="0.0014594">
            <text:p>0.00145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57469">
            <text:p>0.00457469</text:p>
          </table:table-cell>
          <table:table-cell office:value-type="float" office:value="0.0058788">
            <text:p>0.00587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21897">
            <text:p>0.00421897</text:p>
          </table:table-cell>
          <table:table-cell office:value-type="float" office:value="0.006786">
            <text:p>0.00678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88727">
            <text:p>0.00488727</text:p>
          </table:table-cell>
          <table:table-cell office:value-type="float" office:value="0.00593681">
            <text:p>0.005936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90801">
            <text:p>0.00490801</text:p>
          </table:table-cell>
          <table:table-cell office:value-type="float" office:value="0.00595899">
            <text:p>0.005958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74968">
            <text:p>0.00474968</text:p>
          </table:table-cell>
          <table:table-cell office:value-type="float" office:value="0.00543058">
            <text:p>0.005430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60367">
            <text:p>0.00460367</text:p>
          </table:table-cell>
          <table:table-cell office:value-type="float" office:value="0.00578263">
            <text:p>0.005782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14024">
            <text:p>0.00414024</text:p>
          </table:table-cell>
          <table:table-cell office:value-type="float" office:value="0.0063409">
            <text:p>0.00634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93047">
            <text:p>0.00493047</text:p>
          </table:table-cell>
          <table:table-cell office:value-type="float" office:value="0.0057636">
            <text:p>0.00576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516427">
            <text:p>0.00516427</text:p>
          </table:table-cell>
          <table:table-cell office:value-type="float" office:value="0.00573176">
            <text:p>0.005731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94332">
            <text:p>0.00494332</text:p>
          </table:table-cell>
          <table:table-cell office:value-type="float" office:value="0.00565577">
            <text:p>0.005655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01188">
            <text:p>0.0201188</text:p>
          </table:table-cell>
          <table:table-cell office:value-type="float" office:value="0.0235765">
            <text:p>0.02357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7289">
            <text:p>0.0197289</text:p>
          </table:table-cell>
          <table:table-cell office:value-type="float" office:value="0.0229161">
            <text:p>0.02291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70058">
            <text:p>0.0270058</text:p>
          </table:table-cell>
          <table:table-cell office:value-type="float" office:value="0.0233649">
            <text:p>0.02336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3497">
            <text:p>0.0193497</text:p>
          </table:table-cell>
          <table:table-cell office:value-type="float" office:value="0.0233154">
            <text:p>0.02331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9695">
            <text:p>0.0199695</text:p>
          </table:table-cell>
          <table:table-cell office:value-type="float" office:value="0.0225472">
            <text:p>0.02254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4701">
            <text:p>0.0194701</text:p>
          </table:table-cell>
          <table:table-cell office:value-type="float" office:value="0.0234918">
            <text:p>0.02349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06424">
            <text:p>0.0206424</text:p>
          </table:table-cell>
          <table:table-cell office:value-type="float" office:value="0.0231304">
            <text:p>0.02313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0982">
            <text:p>0.0190982</text:p>
          </table:table-cell>
          <table:table-cell office:value-type="float" office:value="0.0223265">
            <text:p>0.02232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01253">
            <text:p>0.0201253</text:p>
          </table:table-cell>
          <table:table-cell office:value-type="float" office:value="0.0238861">
            <text:p>0.02388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4937">
            <text:p>0.0194937</text:p>
          </table:table-cell>
          <table:table-cell office:value-type="float" office:value="0.0228295">
            <text:p>0.02282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02573">
            <text:p>0.0802573</text:p>
          </table:table-cell>
          <table:table-cell office:value-type="float" office:value="0.0936758">
            <text:p>0.09367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24378">
            <text:p>0.0824378</text:p>
          </table:table-cell>
          <table:table-cell office:value-type="float" office:value="0.0918155">
            <text:p>0.09181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83455">
            <text:p>0.0783455</text:p>
          </table:table-cell>
          <table:table-cell office:value-type="float" office:value="0.0943735">
            <text:p>0.09437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80495">
            <text:p>0.0780495</text:p>
          </table:table-cell>
          <table:table-cell office:value-type="float" office:value="0.0931019">
            <text:p>0.09310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65749">
            <text:p>0.0765749</text:p>
          </table:table-cell>
          <table:table-cell office:value-type="float" office:value="0.0933923">
            <text:p>0.09339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81285">
            <text:p>0.0781285</text:p>
          </table:table-cell>
          <table:table-cell office:value-type="float" office:value="0.0915289">
            <text:p>0.09152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65033">
            <text:p>0.0765033</text:p>
          </table:table-cell>
          <table:table-cell office:value-type="float" office:value="0.091248">
            <text:p>0.0912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02156">
            <text:p>0.0802156</text:p>
          </table:table-cell>
          <table:table-cell office:value-type="float" office:value="0.0939486">
            <text:p>0.093948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16199">
            <text:p>0.0816199</text:p>
          </table:table-cell>
          <table:table-cell office:value-type="float" office:value="0.0907568">
            <text:p>0.09075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74121">
            <text:p>0.0774121</text:p>
          </table:table-cell>
          <table:table-cell office:value-type="float" office:value="0.0933237">
            <text:p>0.09332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08661">
            <text:p>0.308661</text:p>
          </table:table-cell>
          <table:table-cell office:value-type="float" office:value="0.372647">
            <text:p>0.3726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1966">
            <text:p>0.311966</text:p>
          </table:table-cell>
          <table:table-cell office:value-type="float" office:value="0.369106">
            <text:p>0.3691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6389">
            <text:p>0.316389</text:p>
          </table:table-cell>
          <table:table-cell office:value-type="float" office:value="0.362032">
            <text:p>0.3620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015">
            <text:p>0.31015</text:p>
          </table:table-cell>
          <table:table-cell office:value-type="float" office:value="0.366828">
            <text:p>0.3668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081">
            <text:p>0.31081</text:p>
          </table:table-cell>
          <table:table-cell office:value-type="float" office:value="0.386502">
            <text:p>0.3865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09319">
            <text:p>0.309319</text:p>
          </table:table-cell>
          <table:table-cell office:value-type="float" office:value="0.399977">
            <text:p>0.399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22436">
            <text:p>0.322436</text:p>
          </table:table-cell>
          <table:table-cell office:value-type="float" office:value="0.368703">
            <text:p>0.3687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4427">
            <text:p>0.314427</text:p>
          </table:table-cell>
          <table:table-cell office:value-type="float" office:value="0.378632">
            <text:p>0.3786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7259">
            <text:p>0.317259</text:p>
          </table:table-cell>
          <table:table-cell office:value-type="float" office:value="0.376453">
            <text:p>0.3764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25119">
            <text:p>0.325119</text:p>
          </table:table-cell>
          <table:table-cell office:value-type="float" office:value="0.379205">
            <text:p>0.3792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31229">
            <text:p>1.31229</text:p>
          </table:table-cell>
          <table:table-cell office:value-type="float" office:value="1.53967">
            <text:p>1.539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7162">
            <text:p>1.27162</text:p>
          </table:table-cell>
          <table:table-cell office:value-type="float" office:value="1.50883">
            <text:p>1.508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8312">
            <text:p>1.28312</text:p>
          </table:table-cell>
          <table:table-cell office:value-type="float" office:value="1.5156">
            <text:p>1.51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6148">
            <text:p>1.26148</text:p>
          </table:table-cell>
          <table:table-cell office:value-type="float" office:value="1.52719">
            <text:p>1.527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5097">
            <text:p>1.25097</text:p>
          </table:table-cell>
          <table:table-cell office:value-type="float" office:value="1.53854">
            <text:p>1.538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35626">
            <text:p>1.35626</text:p>
          </table:table-cell>
          <table:table-cell office:value-type="float" office:value="1.5935">
            <text:p>1.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6792">
            <text:p>1.26792</text:p>
          </table:table-cell>
          <table:table-cell office:value-type="float" office:value="1.48954">
            <text:p>1.489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9258">
            <text:p>1.29258</text:p>
          </table:table-cell>
          <table:table-cell office:value-type="float" office:value="1.53565">
            <text:p>1.535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7266">
            <text:p>1.27266</text:p>
          </table:table-cell>
          <table:table-cell office:value-type="float" office:value="1.53894">
            <text:p>1.538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8091">
            <text:p>1.28091</text:p>
          </table:table-cell>
          <table:table-cell office:value-type="float" office:value="1.50164">
            <text:p>1.50164</text:p>
          </table:table-cell>
          <table:table-cell office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0" meta:object-count="0"/>
    <meta:generator>LibreOffice/4.0.2.2$Linux_X86_64 LibreOffice_project/400m0$Build-2</meta:generator>
  </office:meta>
</office:document-meta>
</file>